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4 – Concurrency Contr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ecap</text:p>
          </draw:text-box>
        </draw:frame>
        <draw:frame presentation:style-name="pr4" draw:text-style-name="P1" draw:layer="layout" svg:width="25.5cm" svg:height="11cm" svg:x="1.5cm" svg:y="2.5cm" presentation:class="outline" presentation:user-transformed="true">
          <draw:text-box>
            <text:list text:style-name="L2">
              <text:list-item>
                <text:p>There are 2 main strategies to control isolation:</text:p>
                <text:list>
                  <text:list-item>
                    <text:p>Locking (avoiding conflicts)</text:p>
                  </text:list-item>
                  <text:list-item>
                    <text:p>Version control (detecting/managing conflicts)</text:p>
                  </text:list-item>
                </text:list>
              </text:list-item>
              <text:list-item>
                <text:p>Locking has a higher performance penalty, but<text:tab/>is better for data integrity.</text:p>
              </text:list-item>
              <text:list-item>
                <text:p>Two types of lock:</text:p>
                <text:list>
                  <text:list-item>
                    <text:p>shared (read) lock, prevents writes, allows reads.</text:p>
                  </text:list-item>
                  <text:list-item>
                    <text:p>exclusive (write) lock, disallowing both read and write operations.</text:p>
                  </text:list-item>
                </text:list>
              </text:list-item>
              <text:list-item>
                <text:p>It is possible to obtain locks explicitly using:</text:p>
                <text:list>
                  <text:list-item>
                    <text:p>Select for share (shared lock)</text:p>
                  </text:list-item>
                  <text:list-item>
                    <text:p>Select for update (exclusive lo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General info on locks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 text:style-name="P3">Locks can be at various levels : row, predicate, table etc.</text:p>
              </text:list-item>
              <text:list-item>
                <text:p text:style-name="P3">The larger the resource being held by a lock, the greater the performance penalty.</text:p>
              </text:list-item>
              <text:list-item>
                <text:p text:style-name="P3">Once acquired, a lock can only be released once the transaction commits or is rolled back.</text:p>
              </text:list-item>
              <text:list-item>
                <text:p text:style-name="P3">Lock contention may become a bottleneck for performance.</text:p>
              </text:list-item>
              <text:list-item>
                <text:p text:style-name="P3">Deadlocks may occur when two transactions are waiting on each other for a lock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clusive (write) locks</text:p>
          </draw:text-box>
        </draw:frame>
        <draw:frame presentation:style-name="pr4" draw:text-style-name="P1" draw:layer="layout" svg:width="25.5cm" svg:height="11.5cm" svg:x="1.5cm" svg:y="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date and delete statements always hold exclusive locks.</text:p>
              </text:list-item>
              <text:list-item>
                <text:p>As indicated by the name, no other lock can be held at the same time. </text:p>
              </text:list-item>
              <text:list-item>
                <text:p>Another transaction cannot modify a resource whose write lock is being held.</text:p>
              </text:list-item>
              <text:list-item>
                <text:p>A select for update is another way of acquiring an exclusive lock.</text:p>
              </text:list-item>
              <text:list-item>
                <text:p>This used when the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hared (read locks)</text:p>
          </draw:text-box>
        </draw:frame>
        <draw:frame presentation:style-name="pr4" draw:text-style-name="P1" draw:layer="layout" svg:width="24.699cm" svg:height="11cm" svg:x="1.801cm" svg:y="3.5cm" presentation:class="outline" presentation:user-transformed="true">
          <draw:text-box>
            <text:list text:style-name="L2">
              <text:list-item>
                <text:p>As indicated by the name, Many of these locks on a single resource can be held at a time.</text:p>
              </text:list-item>
              <text:list-item>
                <text:p>Allows reads, but prevents any modification.</text:p>
              </text:list-item>
              <text:list-item>
                <text:p>The idea here is that no other transaction is allowed to modify the resource that is being r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ersion control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Locks are considered a pessimistic form of concurrency control</text:p>
              </text:list-item>
              <text:list-item>
                <text:p>An optimistic form of concurrency control is version control. Here anomalies are detected and dealt with as they arise.</text:p>
              </text:list-item>
              <text:list-item>
                <text:p>Unlike locking, readers do not block writers and writers do not block readers.</text:p>
              </text:list-item>
              <text:list-item>
                <text:p>Writers still block writers, otherwise rollback would be compromis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Optimistic locking in JPA</text:p>
          </draw:text-box>
        </draw:frame>
        <draw:frame presentation:style-name="pr4" draw:text-style-name="P1" draw:layer="layout" svg:width="25.5cm" svg:height="11cm" svg:x="1.5cm" svg:y="3cm" presentation:class="outline" presentation:user-transformed="true">
          <draw:text-box>
            <text:list text:style-name="L2">
              <text:list-item>
                <text:p>JPA offers its own optimistic locking strategy to deal with conflicts.</text:p>
              </text:list-item>
              <text:list-item>
                <text:p>This is controlled by the @Version annotation.</text:p>
              </text:list-item>
              <text:list-item>
                <text:p>Before updating, the version property is checked. If the value is different to the currently held value, an exception is thrown.</text:p>
              </text:list-item>
              <text:list-item>
                <text:p>If the update goes through the version property is bumped up.</text:p>
              </text:list-item>
              <text:list-item>
                <text:p>There are two modes:</text:p>
                <text:list>
                  <text:list-item>
                    <text:p>OPTIMISTIC: Checks for version changes</text:p>
                  </text:list-item>
                  <text:list-item>
                    <text:p>OPTIMISTIC_FORCE_INCREMENT: Same as above, but also increments the version property.</text:p>
                  </text:list-item>
                </text:list>
              </text:list-item>
              <text:list-item>
                <text:p>Optimistic locking can save you in conflicts which span multiple DB transa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essimistic locking in JPA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Unlike with optimistic locking, JPA does not offer its own pessimistic locking strategy.</text:p>
              </text:list-item>
              <text:list-item>
                <text:p>It does offer access to the underlying datastore locks.</text:p>
              </text:list-item>
              <text:list-item>
                <text:p>PESSIMISTIC_READ obtains a shared lock.</text:p>
              </text:list-item>
              <text:list-item>
                <text:p>PESSIMISTIC_WRITE obtains exclusive lock.</text:p>
              </text:list-item>
              <text:list-item>
                <text:p>PESSIMISTIC_FORCE_INCREMENT same as above, but also increments the version property. Like a mixture of optimistic and pessimistic lock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8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39:14.354000000</meta:creation-date>
    <meta:editing-duration>P20DT15H3M46S</meta:editing-duration>
    <meta:editing-cycles>20</meta:editing-cycles>
    <meta:generator>LibreOffice/7.4.4.2$Windows_X86_64 LibreOffice_project/85569322deea74ec9134968a29af2df5663baa21</meta:generator>
    <dc:title>Pencil</dc:title>
    <dc:date>2023-06-22T12:11:28.352000000</dc:date>
    <meta:document-statistic meta:object-count="64"/>
  </office:meta>
</office:document-meta>
</file>